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/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office:value-type="string" calcext:value-type="string">
            <text:p>square radian? per square %ssecond</text:p>
          </table:table-cell>
          <table:table-cell table:style-name="ce65" office:value-type="string" calcext:value-type="string">
            <text:p>rad2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*s ] = [ kg*m2/s ] = [ J ] *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*s ] = [ kg*m2/s ] = [ J ] / [ Hz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J*s ] =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04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14:22:33.64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1T14:23:01.118000000</dc:date>
    <meta:editing-duration>P3DT23H17M</meta:editing-duration>
    <meta:editing-cycles>310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10" meta:object-count="0"/>
  </office:meta>
</office:document-meta>
</file>